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text-align="start" style:justify-single-word="false"/>
      <style:text-properties style:font-name="Verdana" fo:font-weight="bold" style:font-weight-asian="bold" style:font-weight-complex="bold"/>
    </style:style>
    <style:style style:name="P5" style:family="paragraph" style:parent-style-name="Standard">
      <style:paragraph-properties fo:text-align="start" style:justify-single-word="false"/>
      <style:text-properties style:font-name="Verdana" fo:font-weight="normal" style:font-weight-asian="normal" style:font-weight-complex="normal"/>
    </style:style>
    <style:style style:name="P6" style:family="paragraph" style:parent-style-name="Standard">
      <style:paragraph-properties fo:text-align="center" style:justify-single-word="false"/>
      <style:text-properties style:font-name="Verdana"/>
    </style:style>
    <style:style style:name="P7" style:family="paragraph" style:parent-style-name="Standard">
      <style:paragraph-properties fo:text-align="start" style:justify-single-word="false"/>
      <style:text-properties style:font-name="Verdana"/>
    </style:style>
    <style:style style:name="P8"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Verdana" fo:font-weight="normal" style:font-name-asian="Monospace" style:font-weight-asian="normal" style:font-name-complex="Monospace" style:font-weight-complex="normal"/>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Monospace" fo:font-size="10pt" fo:background-color="transparent" style:font-name-asian="Monospace" style:font-size-asian="10pt" style:font-name-complex="Monospace" style:font-size-complex="10pt"/>
    </style:style>
    <style:style style:name="P16"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18"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3f5fbf" style:font-name="Monospace" fo:font-size="10pt" style:font-name-asian="Monospace" style:font-size-asian="10pt" style:font-name-complex="Monospace" style:font-size-complex="10pt"/>
    </style:style>
    <style:style style:name="P20"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style:font-name="Monospace"/>
    </style:style>
    <style:style style:name="P22"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23"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4" style:family="paragraph" style:parent-style-name="Standard">
      <style:paragraph-properties fo:text-align="start" style:justify-single-word="false" fo:background-color="#e6e6e6" fo:padding="0.0201in" fo:border-left="none" fo:border-right="none" fo:border-top="0.0008in solid #b3b3b3" fo:border-bottom="0.0008in solid #b3b3b3" style:shadow="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paragraph-properties fo:text-align="start" style:justify-single-word="false" fo:background-color="#e6e6e6" fo:padding="0.0201in" fo:border-left="none" fo:border-right="none" fo:border-top="0.0008in solid #b3b3b3" fo:border-bottom="0.0008in solid #b3b3b3" style:shadow="none">
        <style:background-image/>
      </style:paragraph-properties>
      <style:text-properties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T1" style:family="text">
      <style:text-properties style:font-name="Verdana"/>
    </style:style>
    <style:style style:name="T2" style:family="text">
      <style:text-properties fo:font-weight="normal" style:font-weight-asian="normal" style:font-weight-complex="normal"/>
    </style:style>
    <style:style style:name="T3" style:family="text">
      <style:text-properties fo:color="#000080"/>
    </style:style>
    <style:style style:name="T4" style:family="text">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T5" style:family="text">
      <style:text-properties fo:color="#1a1a1a"/>
    </style:style>
    <style:style style:name="T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7" style:family="text">
      <style:text-properties fo:color="#008000"/>
    </style:style>
    <style:style style:name="T8" style:family="text">
      <style:text-properties fo:color="#008000" style:font-name="Monospace" fo:font-size="10pt" fo:font-weight="normal" style:font-name-asian="Monospace" style:font-size-asian="10pt" style:font-weight-asian="normal" style:font-name-complex="Monospace" style:font-size-complex="10pt" style:font-weight-complex="normal"/>
    </style:style>
    <style:style style:name="T9" style:family="text">
      <style:text-properties fo:color="#000000"/>
    </style:style>
    <style:style style:name="T10"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11" style:family="text">
      <style:text-properties fo:color="#000000" style:font-name="Verdana" fo:font-weight="normal" style:font-name-asian="Monospace" style:font-weight-asian="normal" style:font-name-complex="Monospace" style:font-weight-complex="normal"/>
    </style:style>
    <style:style style:name="T12" style:family="text">
      <style:text-properties fo:color="#000000" fo:font-style="italic"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ize="10pt" fo:font-weight="normal" style:font-name-asian="Monospace" style:font-size-asian="10pt" style:font-weight-asian="normal" style:font-name-complex="Monospace" style:font-size-complex="10pt" style:font-weight-complex="normal"/>
    </style:style>
    <style:style style:name="T15" style:family="text">
      <style:text-properties fo:background-color="transparent"/>
    </style:style>
    <style:style style:name="T16" style:family="text">
      <style:text-properties fo:color="#646464"/>
    </style:style>
    <style:style style:name="T17" style:family="text">
      <style:text-properties fo:color="#7f0055" fo:font-weight="bold" style:font-weight-asian="bold" style:font-weight-complex="bold"/>
    </style:style>
    <style:style style:name="T18" style:family="text">
      <style:text-properties fo:color="#3f7f5f"/>
    </style:style>
    <style:style style:name="T19" style:family="text">
      <style:text-properties fo:color="#0000c0"/>
    </style:style>
    <style:style style:name="T20" style:family="text">
      <style:text-properties style:text-underline-style="solid" style:text-underline-width="auto" style:text-underline-color="font-color"/>
    </style:style>
    <style:style style:name="T21" style:family="text">
      <style:text-properties fo:color="#3f5fbf"/>
    </style:style>
    <style:style style:name="T22" style:family="text">
      <style:text-properties fo:color="#3f5fbf" style:text-underline-style="solid" style:text-underline-width="auto" style:text-underline-color="font-color"/>
    </style:style>
    <style:style style:name="T23" style:family="text">
      <style:text-properties fo:color="#7f9fbf" fo:font-weight="bold" style:font-weight-asian="bold" style:font-weight-complex="bold"/>
    </style:style>
    <style:style style:name="T24" style:family="text">
      <style:text-properties fo:color="#ff0000"/>
    </style:style>
    <style:style style:name="Sect1" style:family="section">
      <style:section-properties fo:background-color="#e6e6e6" text:dont-balance-text-columns="false"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Software Testing and Quality Engineering </text:p>
      <text:p text:style-name="P1">STQE Labwork, IN3205-II - Part 1</text:p>
      <text:p text:style-name="P1"/>
      <text:p text:style-name="P1">Giovannin Martina, #1129228</text:p>
      <text:p text:style-name="P1">Cees-Willem Hofstede, #1272012</text:p>
      <text:p text:style-name="P1"/>
      <text:p text:style-name="P1"/>
      <text:p text:style-name="P1"/>
      <text:p text:style-name="P4"/>
      <text:p text:style-name="P26">Exercise 1</text:p>
      <text:p text:style-name="P4"/>
      <text:p text:style-name="P5">code added to build.xml:</text:p>
      <text:section text:style-name="Sect1" text:name="Section1">
        <text:p text:style-name="P9">&lt;target name="doc" description="Create Javadoc"&gt;</text:p>
        <text:p text:style-name="P15"><text:span text:style-name="T5"><text:tab/></text:span><text:span text:style-name="T3">&lt;mkdir</text:span><text:span text:style-name="T5"> </text:span><text:span text:style-name="T3">dir=</text:span><text:span text:style-name="T7">"${basedir}/doc/javadoc/main"</text:span><text:span text:style-name="T3">/&gt;</text:span></text:p>
        <text:p text:style-name="P15"><text:span text:style-name="T5"><text:tab/></text:span><text:span text:style-name="T3">&lt;javadoc</text:span><text:span text:style-name="T5"> </text:span><text:span text:style-name="T3">sourcepath=</text:span><text:span text:style-name="T7">"src/main/java"</text:span></text:p>
        <text:p text:style-name="P15"><text:span text:style-name="T5"><text:tab/> <text:s text:c="8"/></text:span><text:span text:style-name="T3">destdir=</text:span><text:span text:style-name="T7">"doc/javadoc/main"</text:span></text:p>
        <text:p text:style-name="P16"><text:span text:style-name="T5"><text:tab/> <text:s text:c="8"/></text:span><text:span text:style-name="T3">author=</text:span><text:span text:style-name="T7">"true"</text:span></text:p>
        <text:p text:style-name="P16"><text:span text:style-name="T5"><text:tab/> <text:s text:c="8"/></text:span><text:span text:style-name="T3">version=</text:span><text:span text:style-name="T7">"true"</text:span></text:p>
        <text:p text:style-name="P16"><text:span text:style-name="T5"><text:tab/> <text:s text:c="8"/></text:span><text:span text:style-name="T3">use=</text:span><text:span text:style-name="T7">"true"</text:span></text:p>
        <text:p text:style-name="P16"><text:span text:style-name="T5"><text:tab/> <text:s text:c="8"/></text:span><text:span text:style-name="T3">windowtitle=</text:span><text:span text:style-name="T7">"Docs for exercise1"</text:span><text:span text:style-name="T3">&gt;</text:span></text:p>
        <text:p text:style-name="P16"><text:span text:style-name="T5"><text:tab/> <text:s text:c="3"/></text:span><text:span text:style-name="T3">&lt;doctitle&gt;</text:span>&lt;![CDATA[&lt;h1&gt;Docs for exercise1&lt;/h1&gt;]]&gt;<text:span text:style-name="T3">&lt;/doctitle&gt;</text:span></text:p>
        <text:p text:style-name="P16"><text:span text:style-name="T5"><text:tab/> <text:s text:c="3"/></text:span><text:span text:style-name="T3">&lt;bottom&gt;</text:span>&lt;![CDATA[&lt;i&gt;Copyright &amp;#169; 2010 Cees-Willem Hofstede &amp; <text:tab/><text:tab/><text:tab/><text:tab/><text:tab/><text:span text:style-name="T1">Giovannin Martina</text:span>. All Rights Reserved.&lt;/i&gt;]]&gt;</text:p>
        <text:p text:style-name="P17"><text:tab/> <text:s text:c="3"/>&lt;/bottom&gt;</text:p>
        <text:p text:style-name="P16"><text:span text:style-name="T5"><text:tab/> <text:s text:c="3"/></text:span><text:span text:style-name="T3">&lt;tag</text:span><text:span text:style-name="T5"> </text:span><text:span text:style-name="T3">name=</text:span><text:span text:style-name="T7">"todo"</text:span><text:span text:style-name="T5"> </text:span><text:span text:style-name="T3">scope=</text:span><text:span text:style-name="T7">"all"</text:span><text:span text:style-name="T5"> </text:span><text:span text:style-name="T3">description=</text:span><text:span text:style-name="T7">"To do:"</text:span><text:span text:style-name="T3">/&gt;</text:span></text:p>
        <text:p text:style-name="P16"><text:span text:style-name="T5"><text:tab/></text:span><text:span text:style-name="T3">&lt;/javadoc&gt;</text:span></text:p>
        <text:p text:style-name="P11">&lt;/target&gt;</text:p>
      </text:section>
      <text:p text:style-name="P12"/>
      <text:p text:style-name="P12">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3"><text:span text:style-name="T10">Since the author deserves some credit the option author is set to true. Also the version number is set to be visible. The option use is set to true to create </text:span><text:span text:style-name="T11">class and package usage pages.</text:span></text:p>
      <text:p text:style-name="P13">The rest that remains is the doctitle which speaks for itself end the bottom. Here We set a copyright on my own name, simply because we can (and because this is just for the sake of exercise).</text:p>
      <text:p text:style-name="P5"/>
      <text:p text:style-name="P4"/>
      <text:p text:style-name="P26">Exercise 2</text:p>
      <text:p text:style-name="P4"/>
      <text:p text:style-name="P5">A cell can only be adjacent to another one if they are both on the same board. Next, we need four quite for the adjacency itself. We can distinct four checks for that. Two for when the x of the other cell is equal to this cell. Either the y of the other cell must by equal to the y of this cell plus one or the y of this cell minus one. The same should be valid when x and y are interchanged. In all other cases the function should return false. Since Cell doesn't extend any other class we do not need to check for object type since it will not compile otherwise. </text:p>
      <text:p text:style-name="P4"/>
      <text:p text:style-name="P4"/>
      <text:p text:style-name="P26">Exercise 3</text:p>
      <text:p text:style-name="P4"/>
      <text:p text:style-name="P5">the code shown here does not include the import statement and added global variables since it's triviality.</text:p>
      <text:p text:style-name="P5"/>
      <text:p text:style-name="P5">code added to CellTest.java:</text:p>
      <text:p text:style-name="P24">/**</text:p>
      <text:p text:style-name="P19">* Test if a cell is adjacent to another cell</text:p>
      <text:p text:style-name="P19">* A cell is adjacent to another cell if it lies directly next to </text:p>
      <text:p text:style-name="P19">* another cell. We have four possible directions to check</text:p>
      <text:p text:style-name="P19">* Check if a cell that lies to the right, left, up or down. </text:p>
      <text:p text:style-name="P19">* If so it should be adjacent</text:p>
      <text:p text:style-name="P19">*/</text:p>
      <text:p text:style-name="P20"><text:span text:style-name="T16">@Test</text:span></text:p>
      <text:p text:style-name="P20"><text:span text:style-name="T17">public</text:span><text:span text:style-name="T9"> </text:span><text:span text:style-name="T17">void</text:span><text:span text:style-name="T9"> testCellAdjacent() {</text:span></text:p>
      <text:p text:style-name="P20"><text:span text:style-name="T18"><text:tab/>//test down adjacency</text:span></text:p>
      <text:p text:style-name="P20"><text:span text:style-name="T9"><text:s text:c="4"/><text:tab/></text:span><text:span text:style-name="T19">cellA</text:span><text:span text:style-name="T9"> = </text:span><text:span text:style-name="T19">aBoard</text:span><text:span text:style-name="T9">.getCell(2, 2);</text:span></text:p>
      <text:p text:style-name="P20"><text:span text:style-name="T9"><text:s text:c="4"/><text:tab/></text:span><text:span text:style-name="T19">cellB</text:span><text:span text:style-name="T9"> = </text:span><text:span text:style-name="T19">aBoard</text:span><text:span text:style-name="T9">.getCell(2, 3);</text:span></text:p>
      <text:p text:style-name="P20"><text:span text:style-name="T9"><text:s text:c="4"/><text:tab/></text:span><text:span text:style-name="T12">assertTrue</text:span><text:span text:style-name="T9">(</text:span><text:span text:style-name="T19">cellA</text:span><text:span text:style-name="T9">.adjacent(</text:span><text:span text:style-name="T19">cellB</text:span><text:span text:style-name="T9">));</text:span></text:p>
      <text:p text:style-name="P22"><text:s text:c="4"/><text:tab/></text:p>
      <text:p text:style-name="P20"><text:span text:style-name="T9"><text:s text:c="4"/><text:tab/></text:span><text:span text:style-name="T18">//test up adjacency</text:span></text:p>
      <text:p text:style-name="P20"><text:span text:style-name="T9"><text:s text:c="4"/><text:tab/></text:span><text:span text:style-name="T19">cellB</text:span><text:span text:style-name="T9"> = </text:span><text:span text:style-name="T19">aBoard</text:span><text:span text:style-name="T9">.getCell(2, 1);</text:span></text:p>
      <text:p text:style-name="P20"><text:span text:style-name="T9"><text:s text:c="4"/><text:tab/></text:span><text:span text:style-name="T12">assertTrue</text:span><text:span text:style-name="T9">(</text:span><text:span text:style-name="T19">cellA</text:span><text:span text:style-name="T9">.adjacent(</text:span><text:span text:style-name="T19">cellB</text:span><text:span text:style-name="T9">));</text:span></text:p>
      <text:p text:style-name="P22"><text:s text:c="4"/><text:tab/></text:p>
      <text:p text:style-name="P20"><text:span text:style-name="T9"><text:s text:c="4"/><text:tab/></text:span><text:span text:style-name="T18">//test left adjacency</text:span></text:p>
      <text:p text:style-name="P20"><text:span text:style-name="T9"><text:s text:c="4"/><text:tab/></text:span><text:span text:style-name="T19">cellB</text:span><text:span text:style-name="T9"> = </text:span><text:span text:style-name="T19">aBoard</text:span><text:span text:style-name="T9">.getCell(1, 2);</text:span></text:p>
      <text:p text:style-name="P20"><text:span text:style-name="T9"><text:s text:c="4"/><text:tab/></text:span><text:span text:style-name="T12">assertTrue</text:span><text:span text:style-name="T9">(</text:span><text:span text:style-name="T19">cellA</text:span><text:span text:style-name="T9">.adjacent(</text:span><text:span text:style-name="T19">cellB</text:span><text:span text:style-name="T9">));</text:span></text:p>
      <text:p text:style-name="P22"><text:s text:c="4"/><text:tab/></text:p>
      <text:p text:style-name="P20"><text:span text:style-name="T9"><text:s text:c="4"/><text:tab/></text:span><text:span text:style-name="T18">//test right adjacency</text:span></text:p>
      <text:p text:style-name="P20"><text:span text:style-name="T9"><text:s text:c="4"/><text:tab/></text:span><text:span text:style-name="T19">cellB</text:span><text:span text:style-name="T9"> = </text:span><text:span text:style-name="T19">aBoard</text:span><text:span text:style-name="T9">.getCell(3, 2);</text:span></text:p>
      <text:p text:style-name="P20"><text:span text:style-name="T9"><text:s text:c="4"/><text:tab/></text:span><text:span text:style-name="T12">assertTrue</text:span><text:span text:style-name="T9">(</text:span><text:span text:style-name="T19">cellA</text:span><text:span text:style-name="T9">.adjacent(</text:span><text:span text:style-name="T19">cellB</text:span><text:span text:style-name="T9">));</text:span></text:p>
      <text:p text:style-name="P22"><text:s text:c="4"/><text:tab/></text:p>
      <text:p text:style-name="P20"><text:span text:style-name="T9"><text:s text:c="4"/><text:tab/></text:span><text:span text:style-name="T18">//test if a cell is NOT adjacent</text:span></text:p>
      <text:p text:style-name="P20"><text:span text:style-name="T9"><text:s text:c="4"/><text:tab/></text:span><text:span text:style-name="T19">cellB</text:span><text:span text:style-name="T9"> = </text:span><text:span text:style-name="T19">aBoard</text:span><text:span text:style-name="T9">.getCell(3, 1);</text:span></text:p>
      <text:p text:style-name="P20"><text:span text:style-name="T9"><text:s text:c="4"/><text:tab/></text:span><text:span text:style-name="T12">assertFalse</text:span><text:span text:style-name="T9">(</text:span><text:span text:style-name="T19">cellA</text:span><text:span text:style-name="T9">.adjacent(</text:span><text:span text:style-name="T19">cellB</text:span><text:span text:style-name="T9">));</text:span></text:p>
      <text:p text:style-name="P22"><text:s text:c="4"/><text:tab/></text:p>
      <text:p text:style-name="P20"><text:span text:style-name="T9"><text:s text:c="4"/><text:tab/></text:span><text:span text:style-name="T18">//test if a cell on another board is NOT adjacent</text:span></text:p>
      <text:p text:style-name="P20"><text:span text:style-name="T9"><text:s text:c="4"/><text:tab/></text:span><text:span text:style-name="T19">cellB</text:span><text:span text:style-name="T9"> = </text:span><text:span text:style-name="T19">differentBoard</text:span><text:span text:style-name="T9">.getCell(2, 3);</text:span></text:p>
      <text:p text:style-name="P20"><text:span text:style-name="T9"><text:s text:c="4"/><text:tab/></text:span><text:span text:style-name="T12">assertFalse</text:span><text:span text:style-name="T9">(</text:span><text:span text:style-name="T19">cellA</text:span><text:span text:style-name="T9">.adjacent(</text:span><text:span text:style-name="T19">cellB</text:span><text:span text:style-name="T9">));</text:span></text:p>
      <text:p text:style-name="P22">}</text:p>
      <text:p text:style-name="P10"/>
      <text:p text:style-name="P5">code added to Cell.java</text:p>
      <text:p text:style-name="P18">/**</text:p>
      <text:p text:style-name="P19">* Determine if the other cell is an immediate</text:p>
      <text:p text:style-name="P19">* <text:span text:style-name="T20">neighbour</text:span> of the current cell.</text:p>
      <text:p text:style-name="P20"><text:span text:style-name="T21">* </text:span><text:span text:style-name="T23">@return</text:span><text:span text:style-name="T21"> true </text:span><text:span text:style-name="T22">iff</text:span><text:span text:style-name="T21"> the other cell is immediately adjacent.</text:span></text:p>
      <text:p text:style-name="P19">*/</text:p>
      <text:p text:style-name="P20"><text:span text:style-name="T17">public</text:span><text:span text:style-name="T9"> </text:span><text:span text:style-name="T17">boolean</text:span><text:span text:style-name="T9"> adjacent(Cell otherCell) {</text:span></text:p>
      <text:p text:style-name="P20"><text:span text:style-name="T13"><text:tab/></text:span><text:span text:style-name="T17">return</text:span><text:span text:style-name="T9"> </text:span><text:span text:style-name="T17">false</text:span><text:span text:style-name="T9">;</text:span></text:p>
      <text:p text:style-name="P22">}</text:p>
      <text:p text:style-name="P14"/>
      <text:p text:style-name="P5">We cannot make an empty body for adjacent since then it will not compile. Instead we let it return false on every input. This caused the all the checks to fail.</text:p>
      <text:p text:style-name="P26">Exercise 4</text:p>
      <text:p text:style-name="P5"/>
      <text:p text:style-name="P7"><text:span text:style-name="T2">changed code for adjacent() in Cell.java:</text:span></text:p>
      <text:p text:style-name="P25"><text:span text:style-name="T17">public</text:span><text:span text:style-name="T9"> </text:span><text:span text:style-name="T17">boolean</text:span><text:span text:style-name="T9"> adjacent(Cell otherCell) {</text:span></text:p>
      <text:p text:style-name="P20"><text:span text:style-name="T13"><text:tab/></text:span><text:span text:style-name="T17">boolean</text:span><text:span text:style-name="T9"> adjacent = </text:span><text:span text:style-name="T17">false</text:span><text:span text:style-name="T9">;</text:span></text:p>
      <text:p text:style-name="P20"><text:span text:style-name="T9"><text:s text:c="4"/><text:tab/></text:span><text:span text:style-name="T17">if</text:span><text:span text:style-name="T9">(</text:span><text:span text:style-name="T17">this</text:span><text:span text:style-name="T9">.getBoard() == otherCell.getBoard())</text:span></text:p>
      <text:p text:style-name="P22"><text:s text:c="4"/><text:tab/>{</text:p>
      <text:p text:style-name="P20"><text:span text:style-name="T9"><text:tab/><text:tab/></text:span><text:span text:style-name="T17">if</text:span><text:span text:style-name="T9">(</text:span><text:span text:style-name="T17">this</text:span><text:span text:style-name="T9">.getX() == otherCell.getX()) {</text:span></text:p>
      <text:p text:style-name="P20"><text:span text:style-name="T9"><text:tab/> <text:s text:c="3"/><text:tab/><text:tab/>adjacent = otherCell.getY() == </text:span><text:span text:style-name="T17">this</text:span><text:span text:style-name="T9">.getY() - 1 || <text:tab/><text:tab/><text:tab/><text:tab/><text:tab/><text:tab/>otherCell.getY() == </text:span><text:span text:style-name="T17">this</text:span><text:span text:style-name="T9">.getY() +1; </text:span></text:p>
      <text:p text:style-name="P22"><text:tab/> <text:s text:c="3"/><text:tab/>}</text:p>
      <text:p text:style-name="P20"><text:span text:style-name="T9"><text:tab/> <text:s text:c="3"/><text:tab/></text:span><text:span text:style-name="T17">else</text:span><text:span text:style-name="T9"> </text:span><text:span text:style-name="T17">if</text:span><text:span text:style-name="T9">(</text:span><text:span text:style-name="T17">this</text:span><text:span text:style-name="T9">.getY() == otherCell.getY()) {</text:span></text:p>
      <text:p text:style-name="P20"><text:span text:style-name="T9"><text:tab/> <text:s text:c="3"/><text:tab/><text:tab/>adjacent = otherCell.getX() == </text:span><text:span text:style-name="T17">this</text:span><text:span text:style-name="T9">.getX() - 1 || <text:tab/><text:tab/><text:tab/><text:tab/><text:tab/><text:tab/>otherCell.getX() == </text:span><text:span text:style-name="T17">this</text:span><text:span text:style-name="T9">.getX() +1; </text:span></text:p>
      <text:p text:style-name="P22"><text:tab/> <text:s text:c="3"/><text:tab/>}</text:p>
      <text:p text:style-name="P22"><text:tab/>}</text:p>
      <text:p text:style-name="P20"><text:span text:style-name="T9"><text:s text:c="4"/><text:tab/></text:span><text:span text:style-name="T17">return</text:span><text:span text:style-name="T9"> adjacent;</text:span></text:p>
      <text:p text:style-name="P21"><text:span text:style-name="T14">}</text:span></text:p>
      <text:p text:style-name="P7"><text:span text:style-name="T2"/></text:p>
      <text:p text:style-name="P7"><text:span text:style-name="T2">after these changes all test pass as expected.<text:line-break/></text:span></text:p>
      <text:p text:style-name="P26">Exercise 5 + 6 + 7 + 8</text:p>
      <text:p text:style-name="P4"/>
      <text:p text:style-name="P5">After extending build.xml with the checkstyle target the following warnings were given (without duplicates):</text:p>
      <text:p text:style-name="P20"><text:span text:style-name="T24">- '3' is a magic number.</text:span></text:p>
      <text:p text:style-name="P23">- Expected @param tag for 'otherCell'.</text:p>
      <text:p text:style-name="P23">- 'if' is not followed by whitespace.</text:p>
      <text:p text:style-name="P23">- '{' should be on the previous line.</text:p>
      <text:p text:style-name="P23">- Line is longer than 100 characters</text:p>
      <text:p text:style-name="P23">- '+' is not followed by whitespace.</text:p>
      <text:p text:style-name="P5"/>
      <text:p text:style-name="P5">Most of these warnings were fixed except for the 'Line is longer than..' warning. We both agree that although it might be helpful when you have a smaller screen, that it takes more effort to make all the lines shorter than 100 characters. The rest of the warnings might be fair although some of them contrary too what we are used to (like placing { after if statement on the next line). </text:p>
      <text:p text:style-name="P26">Exercise 9</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ees-Willem Hofstede</meta:initial-creator>
    <meta:creation-date>2010-02-04T13:52:13</meta:creation-date>
    <dc:date>2010-02-12T16:35:02</dc:date>
    <dc:creator>Cees-Willem Hofstede</dc:creator>
    <meta:editing-duration>PT04H23M19S</meta:editing-duration>
    <meta:editing-cycles>18</meta:editing-cycles>
    <meta:generator>OpenOffice.org/3.1$Unix OpenOffice.org_project/310m19$Build-9420</meta:generator>
    <meta:document-statistic meta:table-count="0" meta:image-count="0" meta:object-count="0" meta:page-count="7" meta:paragraph-count="98" meta:word-count="760" meta:character-count="4938"/>
  </office:meta>
</office:document-meta>
</file>